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TARQUI CAXI, LUZMI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URIARTE VASQUEZ, NERI FRANCISC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ARQUI CAXI LUZMI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7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2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6489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4T16:47:1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